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.101cm" style:contextual-spacing="false" fo:line-height="100%" fo:text-indent="-0.7cm" style:auto-text-indent="false" fo:background-color="transparent">
        <style:tab-stops/>
      </style:paragraph-properties>
    </style:style>
    <style:style style:name="P2" style:family="paragraph" style:parent-style-name="Standard" style:master-page-name="">
      <loext:graphic-properties draw:fill="none" draw:fill-gradient-name="gradient" draw:fill-hatch-name="hatch"/>
      <style:paragraph-properties fo:margin-left="1cm" fo:margin-right="0cm" fo:margin-top="0cm" fo:margin-bottom="0.101cm" style:contextual-spacing="false" fo:line-height="100%" fo:text-indent="-0.7cm" style:auto-text-indent="false" style:page-number="auto" fo:background-color="transparent">
        <style:tab-stops/>
      </style:paragraph-properties>
      <style:text-properties fo:font-size="10pt" officeooo:paragraph-rsid="000119aa" style:font-size-asian="10pt" style:font-size-complex="10pt"/>
    </style:style>
    <style:style style:name="P3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.101cm" style:contextual-spacing="false" fo:line-height="100%" fo:text-indent="-0.7cm" style:auto-text-indent="false" fo:background-color="transparent">
        <style:tab-stops/>
      </style:paragraph-properties>
      <style:text-properties fo:font-size="11pt" officeooo:rsid="000119aa" officeooo:paragraph-rsid="000119aa" style:font-size-asian="11pt" style:font-size-complex="11pt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.101cm" style:contextual-spacing="false" fo:line-height="100%" fo:text-indent="-0.7cm" style:auto-text-indent="false" fo:background-color="transparent">
        <style:tab-stops/>
      </style:paragraph-properties>
      <style:text-properties fo:font-size="11pt" style:font-size-asian="11pt" style:font-size-complex="11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119aa" style:font-style-asian="italic" style:font-style-complex="italic"/>
    </style:style>
    <style:style style:name="T4" style:family="text">
      <style:text-properties officeooo:rsid="00011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119aa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119aa" style:font-style-asian="normal" style:font-style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style="italic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Elena Spadini, </text:span><text:span text:style-name="T2">Semantic web and scholarly editions: where are we?</text:span><text:span text:style-name="T7">,</text:span> ATNU Virtual Visiting Speaker, <text:span text:style-name="T4">26 April 2023.</text:span></text:p>
      <text:p text:style-name="P3"><text:span text:style-name="T5">Bibliography</text:span></text:p>
      <text:p text:style-name="P4"/>
      <text:p text:style-name="P1"><text:span text:style-name="T10">A New Approach to Digital Editions of Ancient Manuscripts Using CIDOC-CRM, FRBRoo and RDFa</text:span><text:span text:style-name="T9">. 2014. Digital Classicist London Seminars. </text:span><text:a xlink:type="simple" xlink:href="https://www.youtube.com/watch?v=cK54YlY-xZs" text:style-name="Internet_20_link" text:visited-style-name="Visited_20_Internet_20_Link"><text:span text:style-name="T9">https://www.youtube.com/watch?v=cK54YlY-xZs</text:span></text:a><text:span text:style-name="T9">.</text:span></text:p>
      <text:p text:style-name="P1"><text:span text:style-name="T9">Aljalbout, Sahar, and Gilles Falquet. 2018. “A Semantic Model for Historical Manuscripts.” arXiv. </text:span><text:a xlink:type="simple" xlink:href="https://doi.org/10.48550/arXiv.1802.00295" text:style-name="Internet_20_link" text:visited-style-name="Visited_20_Internet_20_Link"><text:span text:style-name="T9">https://doi.org/10.48550/arXiv.1802.00295</text:span></text:a><text:span text:style-name="T9">.</text:span></text:p>
      <text:p text:style-name="P1"><text:span text:style-name="T9">Barzaghi, Sebastian. 2021. “La modellazione dei dati nell’Edizione Nazionale delle Opere di Aldo Moro.” Zenodo. </text:span><text:a xlink:type="simple" xlink:href="https://doi.org/10.5281/zenodo.5144961" text:style-name="Internet_20_link" text:visited-style-name="Visited_20_Internet_20_Link"><text:span text:style-name="T9">https://doi.org/10.5281/zenodo.5144961</text:span></text:a><text:span text:style-name="T9">.</text:span></text:p>
      <text:p text:style-name="P1"><text:span text:style-name="T9">Barzaghi, Sebastian, Monica Palmirani, and Silvio Peroni. 2020. “Development of an Ontology for Modelling Medieval Manuscripts: The Case of Progetto IRNERIO.” </text:span><text:span text:style-name="T10">Umanistica Digitale</text:span><text:span text:style-name="T9"> 9: 117–40. </text:span><text:a xlink:type="simple" xlink:href="https://doi.org/10.6092/issn.2532-8816/11187" text:style-name="Internet_20_link" text:visited-style-name="Visited_20_Internet_20_Link"><text:span text:style-name="T9">https://doi.org/10.6092/issn.2532-8816/11187</text:span></text:a><text:span text:style-name="T9">.</text:span></text:p>
      <text:p text:style-name="P4">Bellotto, Anna. 2020. “Medieval Manuscript Descriptions and the Semantic Web: Analysing the Impact of CIDOC CRM on Italian Codicological-Paleographical Data.” <text:span text:style-name="T1">Digital Humanities Quarterly</text:span> 014 (01).</text:p>
      <text:p text:style-name="P1"><text:span text:style-name="T9">Beretta, Francesco. 2017. “L’interopérabilité des données historiques et la question du modèle : l’ontologie du projet SyMoGIH.” In </text:span><text:span text:style-name="T10">Enjeux numériques pour les médiations scientifiques et culturelles du passé</text:span><text:span text:style-name="T9">, edited by Brigitte Juanals and Jean-Luc Minel. Presses universitaires de Paris Nanterre. </text:span><text:a xlink:type="simple" xlink:href="https://shs.hal.science/halshs-01559816" text:style-name="Internet_20_link" text:visited-style-name="Visited_20_Internet_20_Link"><text:span text:style-name="T9">https://shs.hal.science/halshs-01559816</text:span></text:a><text:span text:style-name="T9">.</text:span></text:p>
      <text:p text:style-name="P1"><text:span text:style-name="T9">Boot, Peter. 2006. “Decoding Emblem Semantics.” </text:span><text:span text:style-name="T10">Literary and Linguistic Computing</text:span><text:span text:style-name="T9"> 21 (suppl_1): 15–27. </text:span><text:a xlink:type="simple" xlink:href="https://doi.org/10.1093/llc/fql035" text:style-name="Internet_20_link" text:visited-style-name="Visited_20_Internet_20_Link"><text:span text:style-name="T9">https://doi.org/10.1093/llc/fql035</text:span></text:a><text:span text:style-name="T9">.</text:span></text:p>
      <text:p text:style-name="P4">Bradley, John, and Michele Pasin. 2017. “Fitting Personal Interpretation with the Semantic Web: Lessons Learned from Pliny.” <text:span text:style-name="T1">Digital Humanities Quarterly</text:span> 011 (1).</text:p>
      <text:p text:style-name="P1"><text:span text:style-name="T9">Chiarcos, Christian, Émilie Pagé-Perron, Ilya Khait, Niko Schenk, and Lucas Reckling. 2018. “Towards a Linked Open Data Edition of Sumerian Corpora.” In </text:span><text:span text:style-name="T10">Proceedings of the Eleventh International Conference on Language Resources and Evaluation (LREC 2018)</text:span><text:span text:style-name="T9">. Miyazaki, Japan: European Language Resources Association (ELRA). </text:span><text:a xlink:type="simple" xlink:href="https://www.aclweb.org/anthology/L18-1387" text:style-name="Internet_20_link" text:visited-style-name="Visited_20_Internet_20_Link"><text:span text:style-name="T9">https://www.aclweb.org/anthology/L18-1387</text:span></text:a><text:span text:style-name="T9">.</text:span></text:p>
      <text:p text:style-name="P1"><text:span text:style-name="T9">Christen, Alessio, and Elena Spadini. 2019. “Modeling Genetic Networks. Gustave Roud’s Œuvre, from Diary to Poetry Collections.” </text:span><text:span text:style-name="T10">Umanistica Digitale</text:span><text:span text:style-name="T9"> 7. </text:span><text:a xlink:type="simple" xlink:href="https://doi.org/10.6092/issn.2532-8816/9063" text:style-name="Internet_20_link" text:visited-style-name="Visited_20_Internet_20_Link"><text:span text:style-name="T9">https://doi.org/10.6092/issn.2532-8816/9063</text:span></text:a><text:span text:style-name="T9">.</text:span></text:p>
      <text:p text:style-name="P1"><text:span text:style-name="T9">Ciotti, Fabio, Marilena Daquino, and Francesca Tomasi. 2015. “Text Encoding Initiative Semantic Modeling. A Conceptual Workflow Proposal.” In </text:span><text:span text:style-name="T10">Digital Libraries on the Move</text:span><text:span text:style-name="T9">, 48–60. Springer. </text:span><text:a xlink:type="simple" xlink:href="https://doi.org/10.1007/978-3-319-41938-1_5" text:style-name="Internet_20_link" text:visited-style-name="Visited_20_Internet_20_Link"><text:span text:style-name="T9">https://doi.org/10.1007/978-3-319-41938-1_5</text:span></text:a><text:span text:style-name="T9">.</text:span></text:p>
      <text:p text:style-name="P1"><text:span text:style-name="T9">Ciotti, Fabio, and Francesca Tomasi. 2016. “Formal Ontologies, Linked Data, and TEI Semantics.” </text:span><text:span text:style-name="T10">Journal of the Text Encoding Initiative</text:span><text:span text:style-name="T9"> 9. </text:span><text:a xlink:type="simple" xlink:href="https://doi.org/10.4000/jtei.1480" text:style-name="Internet_20_link" text:visited-style-name="Visited_20_Internet_20_Link"><text:span text:style-name="T9">https://doi.org/10.4000/jtei.1480</text:span></text:a><text:span text:style-name="T9">.</text:span></text:p>
      <text:p text:style-name="P1"><text:span text:style-name="T9">Ciula, Arianna, Paul Spence, and José Miguel Vieira. 2008. “Expressing Complex Associations in Medieval Historical Documents: The Henry III Fine Rolls Project.” </text:span><text:span text:style-name="T10">Literary and Linguistic Computing</text:span><text:span text:style-name="T9"> 23 (3): 311–25. </text:span><text:a xlink:type="simple" xlink:href="https://doi.org/10.1093/llc/fqn018" text:style-name="Internet_20_link" text:visited-style-name="Visited_20_Internet_20_Link"><text:span text:style-name="T9">https://doi.org/10.1093/llc/fqn018</text:span></text:a><text:span text:style-name="T9">.</text:span></text:p>
      <text:p text:style-name="P1"><text:span text:style-name="T9">Daquino, Marilena, Francesca Giovannetti, and Francesca Tomasi. 2019. “Linked Data per le edizioni scientifiche digitali. Il workflow di pubblicazione dell’edizione semantica del quaderno di appunti di Paolo Bufalini.” </text:span><text:span text:style-name="T10">Umanistica Digitale</text:span><text:span text:style-name="T9">, no. 7. </text:span><text:a xlink:type="simple" xlink:href="https://doi.org/10.6092/issn.2532-8816/9091" text:style-name="Internet_20_link" text:visited-style-name="Visited_20_Internet_20_Link"><text:span text:style-name="T9">https://doi.org/10.6092/issn.2532-8816/9091</text:span></text:a><text:span text:style-name="T9">.</text:span></text:p>
      <text:p text:style-name="P1"><text:span text:style-name="T9">Eide, Øyvind, Arianna Ciula, and Fabio Ciotti. 2014. “Ontologies, Data Modeling, and TEI.” </text:span><text:span text:style-name="T10">Journal of the Text Encoding Initiative</text:span><text:span text:style-name="T9"> 8. </text:span><text:a xlink:type="simple" xlink:href="https://jtei.revues.org/1191" text:style-name="Internet_20_link" text:visited-style-name="Visited_20_Internet_20_Link"><text:span text:style-name="T9">https://jtei.revues.org/1191</text:span></text:a><text:span text:style-name="T9">.</text:span></text:p>
      <text:p text:style-name="P4">Eide, Øyvind, and Christian-Emil Ore. 2006. “From TEI to a CIDOC-CRM Conforming Model: Towards a Better Integration Between Text Collections and Other Sources of Cultural Historical Documentation.” In <text:span text:style-name="T1">Digital Humanities 2006. The First ADHO International Conference: Conference Abstracts</text:span>. Paris: Université Paris-Sorbonne.</text:p>
      <text:p text:style-name="P1"><text:span text:style-name="T9">Franzini, Greta. 2019. “Towards Connecting Scholarly Editions to Corpora in the LiLa (Linking Latin) Knowledge Base of Linguistic Resources.” </text:span><text:a xlink:type="simple" xlink:href="https://doi.org/10.5281/zenodo.3613371" text:style-name="Internet_20_link" text:visited-style-name="Visited_20_Internet_20_Link"><text:span text:style-name="T9">https://doi.org/10.5281/zenodo.3613371</text:span></text:a><text:span text:style-name="T9">.</text:span></text:p>
      <text:p text:style-name="P4">Gehrke, Stefanie, Eduard Frunzeanu, Pauline Charbonnier, and Marie Muﬀat. 2015. “Biblissima’s Prototype on Medieval Manuscript Illuminations and Their Context.” In <text:span text:style-name="T1">Proceedings of the First International Workshop Semantic Web for Scientific Heritage at the 12th ESWC 2015 Conference</text:span>, edited by Arnaud Zucker, Isabelle Draelants, Catherine Faron Zucker, and Alexandre Monnin, 43–48.</text:p>
      <text:p text:style-name="P1"><text:span text:style-name="T9">“Gustave Roud. Textes &amp; Archives.” 2023. Digital Scholarly Edition. 2023. </text:span><text:a xlink:type="simple" xlink:href="https://roud.unil.ch/" text:style-name="Internet_20_link" text:visited-style-name="Visited_20_Internet_20_Link"><text:span text:style-name="T9">https://roud.unil.ch/</text:span></text:a><text:span text:style-name="T9">.</text:span></text:p>
      <text:p text:style-name="P1"><text:soft-page-break/><text:span text:style-name="T9">Hiltmann, Torsten, and Thomas Riechert. 2020. “Digital Heraldry - The State of the Art and New Approaches Based on Semantic Web Technologies.” In </text:span><text:span text:style-name="T10">Digitizing Medieval Sources ? L?Édition En Ligne de Documents d?Archives Médiévaux</text:span><text:span text:style-name="T9">, 27:143–71. Atelier de Recherche Sur Les Textes Médiévaux 27. Brepols Publishers. </text:span><text:a xlink:type="simple" xlink:href="https://doi.org/10.1484/M.ARTEM-EB.5.117334" text:style-name="Internet_20_link" text:visited-style-name="Visited_20_Internet_20_Link"><text:span text:style-name="T9">https://doi.org/10.1484/M.ARTEM-EB.5.117334</text:span></text:a><text:span text:style-name="T9">.</text:span></text:p>
      <text:p text:style-name="P1"><text:span text:style-name="T9">Meroño-Peñuela, Albert. 2013. “Semantic Web for the Humanities.” In </text:span><text:span text:style-name="T10">The Semantic Web: Semantics and Big Data</text:span><text:span text:style-name="T9">, edited by Philipp Cimiano, Oscar Corcho, Valentina Presutti, Laura Hollink, and Sebastian Rudolph, 645–49. Lecture Notes in Computer Science. Berlin, Heidelberg: Springer. </text:span><text:a xlink:type="simple" xlink:href="https://doi.org/10.1007/978-3-642-38288-8_44" text:style-name="Internet_20_link" text:visited-style-name="Visited_20_Internet_20_Link"><text:span text:style-name="T9">https://doi.org/10.1007/978-3-642-38288-8_44</text:span></text:a><text:span text:style-name="T9">.</text:span></text:p>
      <text:p text:style-name="P4">Poupeau, Gautier. 2006. “De l’index Nominum à l’ontologie. Comment Mettre En Lumière Les Réseaux Sociaux Dans Les Corpus Historiques Numériques ?” In <text:span text:style-name="T1">Digital Humanities 2006. The First ADHO International Conference: Conference Abstracts</text:span>. Paris: Université Paris-Sorbonne.</text:p>
      <text:p text:style-name="P4">Spadini, Elena, Francesca Tomasi, and Georg Vogeler, eds. 2021. <text:span text:style-name="T1">Graph Data-Models and Semantic Web Technologies in Scholarly Digital Editing</text:span>. Norderstedt: BoD – Institut für Dokumentologie und Editorik.</text:p>
      <text:p text:style-name="P1"><text:span text:style-name="T9">Tittel, Sabine, Helena Bermúdez-Sabel, and Christian Chiarcos. 2018. “Using RDFa to Link Text and Dictionary Data for Medieval French.” In </text:span><text:span text:style-name="T10">Proceedings of the 6th Workshop on Linked Data in Linguistics</text:span><text:span text:style-name="T9">. Myazaki, Japan. </text:span><text:a xlink:type="simple" xlink:href="http://lrec-conf.org/workshops/lrec2018/W23/pdf/10_W23.pdf" text:style-name="Internet_20_link" text:visited-style-name="Visited_20_Internet_20_Link"><text:span text:style-name="T9">http://lrec-conf.org/workshops/lrec2018/W23/pdf/10_W23.pdf</text:span></text:a><text:span text:style-name="T9">.</text:span></text:p>
      <text:p text:style-name="P1"><text:span text:style-name="T9">Tomasi, Francesca. 2012. “Digital Editions between Embedded Markup and External Representation. A Case Study: Vespasiano Da Bisticci’s Letters.” In </text:span><text:span text:style-name="T10">Dall’Informatica Umanistica Alle Culture Digitali</text:span><text:span text:style-name="T9">, edited by Fabio Ciotti and Gianfranco Crupi, 201–18. Quaderni Digilab 2. Sapienza Università Editrice.</text:span></text:p>
      <text:p text:style-name="P4">———. 2013. “Digital Editions as a New Model of Conceptual Authority Data.” <text:span text:style-name="T1">JLIS. It</text:span> 4 (2): 21.</text:p>
      <text:p text:style-name="P4">———. 2022. <text:span text:style-name="T1">Organizzare la conoscenza: Digital Humanities e Web semantico</text:span>. Editrice bibliografica.</text:p>
      <text:p text:style-name="P1"><text:span text:style-name="T9">Vieira, José Miguel, and Arianna Ciula. 2007. “Implementing an RDF/OWL Ontology on Henry the III Fine Rolls.” In </text:span><text:span text:style-name="T10">Proceedings of the OWLED 2007 Workshop on OWL: Experiences and Directions</text:span><text:span text:style-name="T9">, edited by Christine Golbreich, Aditya Kalyanpur, and Bijan Parsia. </text:span><text:a xlink:type="simple" xlink:href="https://ceur-ws.org/Vol-258/paper06.pdf" text:style-name="Internet_20_link" text:visited-style-name="Visited_20_Internet_20_Link"><text:span text:style-name="T9">https://ceur-ws.org/Vol-258/paper06.pdf</text:span></text:a><text:span text:style-name="T9">.</text:span></text:p>
      <text:p text:style-name="P1"><text:span text:style-name="T9">Vogeler, Georg. 2019. “The ‘Assertive Edition.’” </text:span><text:span text:style-name="T10">International Journal of Digital Humanities</text:span><text:span text:style-name="T9"> 1 (2): 309–22. </text:span><text:a xlink:type="simple" xlink:href="https://doi.org/10.1007/s42803-019-00025-5" text:style-name="Internet_20_link" text:visited-style-name="Visited_20_Internet_20_Link"><text:span text:style-name="T9">https://doi.org/10.1007/s42803-019-00025-5</text:span></text:a><text:span text:style-name="T9">.</text:span></text:p>
      <text:p text:style-name="P1"><text:span text:style-name="T9">———. 2020. “Digital Edition of Archival Material - Machine Access to the Content: On the Role of Semantic Web Technologies in Digital Scholarly Editions.” In </text:span><text:span text:style-name="T10">Digitizing Medieval Sources ? L?Édition En Ligne de Documents d?Archives Médiévaux</text:span><text:span text:style-name="T9">, 27:37–56. Atelier de Recherche Sur Les Textes Médiévaux 27. Brepols Publishers. </text:span><text:a xlink:type="simple" xlink:href="https://doi.org/10.1484/M.ARTEM-EB.5.117327" text:style-name="Internet_20_link" text:visited-style-name="Visited_20_Internet_20_Link"><text:span text:style-name="T9">https://doi.org/10.1484/M.ARTEM-EB.5.117327</text:span></text:a><text:span text:style-name="T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5:30:02.850034057</meta:creation-date>
    <dc:date>2023-04-26T15:34:55.992228096</dc:date>
    <meta:editing-duration>PT4M53S</meta:editing-duration>
    <meta:editing-cycles>1</meta:editing-cycles>
    <meta:document-statistic meta:table-count="0" meta:image-count="0" meta:object-count="0" meta:page-count="2" meta:paragraph-count="32" meta:word-count="871" meta:character-count="7044" meta:non-whitespace-character-count="6214"/>
    <meta:generator>LibreOffice/7.3.7.2$Linux_X86_64 LibreOffice_project/30$Build-2</meta:generator>
  </office:meta>
</office:document-meta>
</file>